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ac0a5" officeooo:paragraph-rsid="001ac0a5" style:font-weight-asian="bold" style:font-weight-complex="bold"/>
    </style:style>
    <style:style style:name="P2" style:family="paragraph" style:parent-style-name="Standard">
      <style:text-properties fo:font-weight="bold" officeooo:rsid="002da843" officeooo:paragraph-rsid="002da843" style:font-weight-asian="bold" style:font-weight-complex="bold"/>
    </style:style>
    <style:style style:name="P3" style:family="paragraph" style:parent-style-name="Standard">
      <style:text-properties fo:font-weight="normal" officeooo:rsid="001ac0a5" officeooo:paragraph-rsid="001ac0a5" style:font-weight-asian="normal" style:font-weight-complex="normal"/>
    </style:style>
    <style:style style:name="P4" style:family="paragraph" style:parent-style-name="Standard">
      <style:text-properties fo:font-weight="normal" officeooo:rsid="001ac0a5" officeooo:paragraph-rsid="0022fcb1" style:font-weight-asian="normal" style:font-weight-complex="normal"/>
    </style:style>
    <style:style style:name="P5" style:family="paragraph" style:parent-style-name="Standard">
      <style:text-properties fo:font-weight="normal" officeooo:rsid="001ac0a5" officeooo:paragraph-rsid="0023289c" style:font-weight-asian="normal" style:font-weight-complex="normal"/>
    </style:style>
    <style:style style:name="P6" style:family="paragraph" style:parent-style-name="Standard">
      <style:text-properties fo:font-weight="normal" officeooo:rsid="001ac0a5" officeooo:paragraph-rsid="00273381" style:font-weight-asian="normal" style:font-weight-complex="normal"/>
    </style:style>
    <style:style style:name="P7" style:family="paragraph" style:parent-style-name="Standard">
      <style:text-properties fo:font-weight="normal" officeooo:rsid="001ac0a5" officeooo:paragraph-rsid="002bdfe8" style:font-weight-asian="normal" style:font-weight-complex="normal"/>
    </style:style>
    <style:style style:name="P8" style:family="paragraph" style:parent-style-name="Standard">
      <style:text-properties fo:font-weight="normal" officeooo:paragraph-rsid="002bdfe8"/>
    </style:style>
    <style:style style:name="P9" style:family="paragraph" style:parent-style-name="Standard">
      <style:text-properties officeooo:paragraph-rsid="0027589f"/>
    </style:style>
    <style:style style:name="P10" style:family="paragraph" style:parent-style-name="Standard">
      <style:text-properties style:text-position="0% 100%" fo:font-weight="bold" officeooo:rsid="001ac0a5" officeooo:paragraph-rsid="001ac0a5" style:font-weight-asian="bold" style:font-weight-complex="bold"/>
    </style:style>
    <style:style style:name="P11" style:family="paragraph" style:parent-style-name="Standard">
      <style:text-properties style:text-position="0% 100%" fo:font-weight="normal" officeooo:rsid="001b576a" officeooo:paragraph-rsid="001ac0a5" style:font-weight-asian="normal" style:font-weight-complex="normal"/>
    </style:style>
    <style:style style:name="P12" style:family="paragraph" style:parent-style-name="Standard">
      <style:text-properties style:text-position="0% 100%" fo:font-weight="normal" officeooo:rsid="00273381" officeooo:paragraph-rsid="00273381" style:font-weight-asian="normal" style:font-weight-complex="normal"/>
    </style:style>
    <style:style style:name="P13" style:family="paragraph" style:parent-style-name="Standard">
      <style:text-properties style:text-position="0% 100%" fo:font-weight="normal" officeooo:rsid="0022fcb1" officeooo:paragraph-rsid="0022fcb1" style:font-weight-asian="normal" style:font-weight-complex="normal"/>
    </style:style>
    <style:style style:name="P14" style:family="paragraph" style:parent-style-name="Standard">
      <style:text-properties style:text-position="0% 100%" fo:font-weight="normal" officeooo:rsid="0027589f" officeooo:paragraph-rsid="0027589f" style:font-weight-asian="normal" style:font-weight-complex="normal"/>
    </style:style>
    <style:style style:name="P15" style:family="paragraph" style:parent-style-name="Standard">
      <style:text-properties style:text-position="0% 100%" fo:font-weight="normal" officeooo:rsid="002ab7d5" officeooo:paragraph-rsid="001ac0a5" style:font-weight-asian="normal" style:font-weight-complex="normal"/>
    </style:style>
    <style:style style:name="P16" style:family="paragraph" style:parent-style-name="Standard">
      <style:text-properties style:text-position="0% 100%" fo:font-weight="normal" officeooo:rsid="002bdfe8" officeooo:paragraph-rsid="001ac0a5" style:font-weight-asian="normal" style:font-weight-complex="normal"/>
    </style:style>
    <style:style style:name="P17" style:family="paragraph" style:parent-style-name="Standard">
      <style:text-properties style:text-position="0% 100%" fo:font-weight="normal" officeooo:rsid="002bdfe8" officeooo:paragraph-rsid="002bdfe8" style:font-weight-asian="normal" style:font-weight-complex="normal"/>
    </style:style>
    <style:style style:name="P18" style:family="paragraph" style:parent-style-name="Standard">
      <style:text-properties style:text-position="0% 100%" officeooo:rsid="0020cdc4"/>
    </style:style>
    <style:style style:name="P19" style:family="paragraph" style:parent-style-name="Standard">
      <style:text-properties officeooo:paragraph-rsid="002da843"/>
    </style:style>
    <style:style style:name="P20" style:family="paragraph" style:parent-style-name="Text_20_body">
      <style:text-properties officeooo:paragraph-rsid="002ff7da"/>
    </style:style>
    <style:style style:name="P21" style:family="paragraph" style:parent-style-name="Standard">
      <style:text-properties style:text-position="0% 100%" fo:font-weight="bold" officeooo:rsid="002be836" officeooo:paragraph-rsid="002da843" style:font-weight-asian="bold" style:font-weight-complex="bold"/>
    </style:style>
    <style:style style:name="P22" style:family="paragraph" style:parent-style-name="Standard">
      <style:text-properties style:text-position="0% 100%" fo:font-weight="bold" officeooo:rsid="002de690" officeooo:paragraph-rsid="002de690" style:font-weight-asian="bold" style:font-weight-complex="bold"/>
    </style:style>
    <style:style style:name="P23" style:family="paragraph" style:parent-style-name="Standard">
      <style:text-properties style:text-position="0% 100%" fo:font-weight="normal" officeooo:rsid="002da843" officeooo:paragraph-rsid="002da843" style:font-weight-asian="normal" style:font-weight-complex="normal"/>
    </style:style>
    <style:style style:name="P24" style:family="paragraph" style:parent-style-name="Standard">
      <style:text-properties style:text-position="0% 100%" fo:font-weight="normal" officeooo:paragraph-rsid="002da843" style:font-weight-asian="normal" style:font-weight-complex="normal"/>
    </style:style>
    <style:style style:name="P25" style:family="paragraph" style:parent-style-name="Standard">
      <style:text-properties style:text-position="0% 100%" fo:font-weight="normal" officeooo:rsid="002de690" officeooo:paragraph-rsid="002da843" style:font-weight-asian="normal" style:font-weight-complex="normal"/>
    </style:style>
    <style:style style:name="P26" style:family="paragraph" style:parent-style-name="Text_20_body">
      <style:text-properties style:text-position="0% 100%" fo:font-weight="bold" officeooo:rsid="002ff7da" officeooo:paragraph-rsid="002ff7da" style:font-weight-asian="bold" style:font-weight-complex="bold"/>
    </style:style>
    <style:style style:name="P27" style:family="paragraph" style:parent-style-name="Text_20_body">
      <style:text-properties fo:font-weight="bold" officeooo:rsid="002ff7da" officeooo:paragraph-rsid="003310aa" style:font-weight-asian="bold" style:font-weight-complex="bold"/>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sub 58%" fo:font-weight="normal" officeooo:rsid="00273381" style:font-weight-asian="normal" style:font-weight-complex="normal"/>
    </style:style>
    <style:style style:name="T4" style:family="text">
      <style:text-properties style:text-position="sub 58%" fo:font-weight="normal" officeooo:rsid="002f6991" style:font-weight-asian="normal" style:font-weight-complex="normal" style:text-overline-style="solid" style:text-overline-width="auto" style:text-overline-color="font-color"/>
    </style:style>
    <style:style style:name="T5" style:family="text">
      <style:text-properties style:text-position="sub 58%" fo:font-weight="normal" style:font-weight-asian="normal" style:font-weight-complex="normal" style:text-overline-style="none" style:text-overline-color="font-color"/>
    </style:style>
    <style:style style:name="T6" style:family="text">
      <style:text-properties style:text-position="sub 58%" fo:font-weight="normal" officeooo:rsid="002ff7da" style:font-weight-asian="normal" style:font-weight-complex="normal" style:text-overline-style="none" style:text-overline-color="font-color"/>
    </style:style>
    <style:style style:name="T7" style:family="text">
      <style:text-properties style:text-position="sub 58%" fo:font-weight="normal" officeooo:rsid="002f6991" style:font-weight-asian="normal" style:font-weight-complex="normal"/>
    </style:style>
    <style:style style:name="T8" style:family="text">
      <style:text-properties style:text-position="sub 58%" fo:font-weight="normal" officeooo:rsid="002ff7da" style:font-weight-asian="normal" style:font-weight-complex="normal"/>
    </style:style>
    <style:style style:name="T9" style:family="text">
      <style:text-properties style:text-position="sub 58%" fo:font-weight="normal" officeooo:rsid="003310aa" style:font-weight-asian="normal" style:font-weight-complex="normal"/>
    </style:style>
    <style:style style:name="T10" style:family="text">
      <style:text-properties style:text-position="sub 58%" officeooo:rsid="0023289c"/>
    </style:style>
    <style:style style:name="T11" style:family="text">
      <style:text-properties style:text-position="sub 58%" officeooo:rsid="0028d978"/>
    </style:style>
    <style:style style:name="T12" style:family="text">
      <style:text-properties style:text-position="sub 58%" officeooo:rsid="002bdfe8"/>
    </style:style>
    <style:style style:name="T13" style:family="text">
      <style:text-properties style:text-position="sub 58%" officeooo:rsid="002bdfe8" style:font-weight-asian="normal" style:font-weight-complex="normal"/>
    </style:style>
    <style:style style:name="T14" style:family="text">
      <style:text-properties style:text-position="0% 100%"/>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1b576a" style:font-weight-asian="normal" style:font-weight-complex="normal"/>
    </style:style>
    <style:style style:name="T17" style:family="text">
      <style:text-properties style:text-position="0% 100%" fo:font-weight="normal" officeooo:rsid="00273381" style:font-weight-asian="normal" style:font-weight-complex="normal"/>
    </style:style>
    <style:style style:name="T18" style:family="text">
      <style:text-properties style:text-position="0% 100%" fo:font-weight="normal" officeooo:rsid="0027589f" style:font-weight-asian="normal" style:font-weight-complex="normal"/>
    </style:style>
    <style:style style:name="T19" style:family="text">
      <style:text-properties style:text-position="0% 100%" fo:font-weight="normal" officeooo:rsid="0022fcb1" style:font-weight-asian="normal" style:font-weight-complex="normal"/>
    </style:style>
    <style:style style:name="T20" style:family="text">
      <style:text-properties style:text-position="0% 100%" fo:font-weight="normal" officeooo:rsid="0028d978" style:font-weight-asian="normal" style:font-weight-complex="normal"/>
    </style:style>
    <style:style style:name="T21" style:family="text">
      <style:text-properties style:text-position="0% 100%" fo:font-weight="normal" officeooo:rsid="002da843" style:font-weight-asian="normal" style:font-weight-complex="normal"/>
    </style:style>
    <style:style style:name="T22" style:family="text">
      <style:text-properties style:text-position="0% 100%" fo:font-weight="normal" officeooo:rsid="002de690" style:font-weight-asian="normal" style:font-weight-complex="normal"/>
    </style:style>
    <style:style style:name="T23" style:family="text">
      <style:text-properties style:text-position="0% 100%" fo:font-weight="normal" style:font-weight-asian="normal" style:font-weight-complex="normal" style:text-overline-style="solid" style:text-overline-width="auto" style:text-overline-color="font-color"/>
    </style:style>
    <style:style style:name="T24" style:family="text">
      <style:text-properties style:text-position="0% 100%" fo:font-weight="normal" officeooo:rsid="002f6991" style:font-weight-asian="normal" style:font-weight-complex="normal" style:text-overline-style="solid" style:text-overline-width="auto" style:text-overline-color="font-color"/>
    </style:style>
    <style:style style:name="T25" style:family="text">
      <style:text-properties style:text-position="0% 100%" fo:font-weight="normal" officeooo:rsid="002f6991" style:font-weight-asian="normal" style:font-weight-complex="normal"/>
    </style:style>
    <style:style style:name="T26" style:family="text">
      <style:text-properties style:text-position="0% 100%" fo:font-weight="normal" style:font-weight-asian="normal" style:font-weight-complex="normal" style:text-overline-style="none" style:text-overline-color="font-color"/>
    </style:style>
    <style:style style:name="T27" style:family="text">
      <style:text-properties style:text-position="0% 100%" fo:font-weight="normal" officeooo:rsid="002ff7da" style:font-weight-asian="normal" style:font-weight-complex="normal"/>
    </style:style>
    <style:style style:name="T28" style:family="text">
      <style:text-properties style:text-position="0% 100%" fo:font-weight="normal" officeooo:rsid="003310aa" style:font-weight-asian="normal" style:font-weight-complex="normal"/>
    </style:style>
    <style:style style:name="T29" style:family="text">
      <style:text-properties style:text-position="0% 100%" fo:font-weight="normal" officeooo:rsid="0034a592" style:font-weight-asian="normal" style:font-weight-complex="normal"/>
    </style:style>
    <style:style style:name="T30" style:family="text">
      <style:text-properties style:text-position="0% 100%" officeooo:rsid="001b576a"/>
    </style:style>
    <style:style style:name="T31" style:family="text">
      <style:text-properties style:text-position="0% 100%" fo:font-weight="bold" officeooo:rsid="001b576a" style:font-weight-asian="bold" style:font-weight-complex="bold"/>
    </style:style>
    <style:style style:name="T32" style:family="text">
      <style:text-properties style:text-position="0% 100%" fo:font-weight="bold" officeooo:rsid="0022fcb1" style:font-weight-asian="bold" style:font-weight-complex="bold"/>
    </style:style>
    <style:style style:name="T33" style:family="text">
      <style:text-properties style:text-position="0% 100%" fo:font-weight="bold" officeooo:rsid="0023289c" style:font-weight-asian="bold" style:font-weight-complex="bold"/>
    </style:style>
    <style:style style:name="T34" style:family="text">
      <style:text-properties style:text-position="0% 100%" fo:font-weight="bold" officeooo:rsid="00273381" style:font-weight-asian="bold" style:font-weight-complex="bold"/>
    </style:style>
    <style:style style:name="T35" style:family="text">
      <style:text-properties style:text-position="0% 100%" fo:font-weight="bold" officeooo:rsid="0027589f" style:font-weight-asian="bold" style:font-weight-complex="bold"/>
    </style:style>
    <style:style style:name="T36" style:family="text">
      <style:text-properties style:text-position="0% 100%" fo:font-weight="bold" officeooo:rsid="002ab7d5" style:font-weight-asian="bold" style:font-weight-complex="bold"/>
    </style:style>
    <style:style style:name="T37" style:family="text">
      <style:text-properties style:text-position="0% 100%" fo:font-weight="bold" officeooo:rsid="002bdfe8" style:font-weight-asian="bold" style:font-weight-complex="bold"/>
    </style:style>
    <style:style style:name="T38" style:family="text">
      <style:text-properties style:text-position="0% 100%" fo:font-weight="bold" officeooo:rsid="002da843" style:font-weight-asian="bold" style:font-weight-complex="bold"/>
    </style:style>
    <style:style style:name="T39" style:family="text">
      <style:text-properties style:text-position="0% 100%" officeooo:rsid="001e1179"/>
    </style:style>
    <style:style style:name="T40" style:family="text">
      <style:text-properties style:text-position="0% 100%" officeooo:rsid="0020cdc4"/>
    </style:style>
    <style:style style:name="T41" style:family="text">
      <style:text-properties style:text-position="0% 100%" officeooo:rsid="0022fcb1"/>
    </style:style>
    <style:style style:name="T42" style:family="text">
      <style:text-properties style:text-position="0% 100%" officeooo:rsid="0023289c"/>
    </style:style>
    <style:style style:name="T43" style:family="text">
      <style:text-properties style:text-position="0% 100%" officeooo:rsid="0026005c"/>
    </style:style>
    <style:style style:name="T44" style:family="text">
      <style:text-properties style:text-position="0% 100%" officeooo:rsid="00273381"/>
    </style:style>
    <style:style style:name="T45" style:family="text">
      <style:text-properties style:text-position="0% 100%" officeooo:rsid="0027589f"/>
    </style:style>
    <style:style style:name="T46" style:family="text">
      <style:text-properties style:text-position="0% 100%" officeooo:rsid="0028d978"/>
    </style:style>
    <style:style style:name="T47" style:family="text">
      <style:text-properties style:text-position="0% 100%" officeooo:rsid="002ab7d5"/>
    </style:style>
    <style:style style:name="T48" style:family="text">
      <style:text-properties style:text-position="0% 100%" officeooo:rsid="002bdfe8"/>
    </style:style>
    <style:style style:name="T49" style:family="text">
      <style:text-properties style:text-position="0% 100%" officeooo:rsid="0020cdc4" style:font-weight-asian="normal" style:font-weight-complex="normal"/>
    </style:style>
    <style:style style:name="T50" style:family="text">
      <style:text-properties style:text-position="0% 100%" officeooo:rsid="002bdfe8" style:font-weight-asian="normal" style:font-weight-complex="normal"/>
    </style:style>
    <style:style style:name="T51" style:family="text">
      <style:text-properties style:text-position="0% 100%" officeooo:rsid="002be836" style:font-weight-asian="normal" style:font-weight-complex="normal"/>
    </style:style>
    <style:style style:name="T52" style:family="text">
      <style:text-properties style:text-position="0% 100%" officeooo:rsid="002be836"/>
    </style:style>
    <style:style style:name="T53" style:family="text">
      <style:text-properties style:text-position="super 58%" officeooo:rsid="002bdfe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1"><text:span text:style-name="T1"><text:tab/>Encrypting with a Fiestel cipher encrypts the message using k</text:span><text:span text:style-name="T2">1</text:span><text:span text:style-name="T15">,k</text:span><text:span text:style-name="T2">2</text:span><text:span text:style-name="T15">,...k</text:span><text:span text:style-name="T2">n</text:span><text:span text:style-name="T15"> and decrypts the cipertext using k</text:span><text:span text:style-name="T2">n,</text:span><text:span text:style-name="T15">k</text:span><text:span text:style-name="T2">n-1</text:span><text:span text:style-name="T15">,...k</text:span><text:span text:style-name="T2">1</text:span><text:span text:style-name="T15">. In the particular example presented where the last 8 keys are a mirroring of the first 8, we can simply direct the oracle to encrypt the cipher text and this should return the original message.</text:span></text:p>
      <text:p text:style-name="P10">Problem 2:</text:p>
      <text:p text:style-name="P1"><text:span text:style-name="T14"><text:tab/></text:span><text:span text:style-name="T16">key + plaintext</text:span></text:p>
      <text:p text:style-name="P3"><text:span text:style-name="T14"><text:tab/></text:span><text:span text:style-name="T30">In hex(h):</text:span></text:p>
      <text:p text:style-name="P11"><text:tab/><text:tab/>F E D C B A 9 8 7 6 5 4 3 2 1</text:p>
      <text:p text:style-name="P11"><text:tab/>In Binary(b):</text:p>
      <text:p text:style-name="P11"><text:tab/><text:tab/>1111 1110 1101 1100 1011 1010 1001 1000 0111 0110 0101 0100 0011 0010 0001 0000</text:p>
      <text:p text:style-name="P11"/>
      <text:p text:style-name="P6"><text:span text:style-name="T30"><text:tab/></text:span><text:span text:style-name="T31">A:</text:span><text:span text:style-name="T30"><text:tab/></text:span><text:span text:style-name="T39">we place the input through the </text:span><text:span text:style-name="T43">PC-1</text:span><text:span text:style-name="T39"> Table</text:span><text:span text:style-name="T41"> </text:span><text:span text:style-name="T44">to get a 56-bit string, divide this into two 28-bit halves. Shift each half circularly left by 1-bit. Place new 56-bit string through PC-2 Table to get 48-bit string which is our round 1 sub-key: </text:span></text:p>
      <text:p text:style-name="P12"><text:tab/>1111 0100 1111 1101 1001 1000 0110 0100 1011 0110 0101 1010</text:p>
      <text:p text:style-name="P12"><text:tab/><text:tab/>or in hex:</text:p>
      <text:p text:style-name="P12"><text:tab/>0xF4FC9864C659</text:p>
      <text:p text:style-name="P13"/>
      <text:p text:style-name="P4"><text:span text:style-name="T41"><text:tab/></text:span><text:span text:style-name="T33">B</text:span><text:span text:style-name="T32">:</text:span><text:span text:style-name="T41"><text:tab/></text:span><text:span text:style-name="T42">L</text:span><text:span text:style-name="T10">0</text:span><text:span text:style-name="T42"> and R</text:span><text:span text:style-name="T10">0</text:span><text:span text:style-name="T42"> are found by passing plain text into IP Table:</text:span></text:p>
      <text:p text:style-name="P5"><text:span text:style-name="T40"><text:tab/><text:tab/></text:span><text:span text:style-name="T42">L</text:span><text:span text:style-name="T10">0</text:span><text:span text:style-name="T42"> = </text:span><text:span text:style-name="T40">0011 0011 1111 1111 0011 0011 0000 0000 <text:s/></text:span></text:p>
      <text:p text:style-name="Standard"><text:span text:style-name="T40"><text:tab/><text:tab/></text:span><text:span text:style-name="T42">R</text:span><text:span text:style-name="T10">0 </text:span><text:span text:style-name="T42">= </text:span><text:span text:style-name="T40">0000 1111 0101 0101 0000 1111 0101 0101</text:span></text:p>
      <text:p text:style-name="P18"/>
      <text:p text:style-name="Standard"><text:span text:style-name="T40"><text:tab/></text:span><text:span text:style-name="T34">C:<text:tab/></text:span><text:span text:style-name="T17">placing R</text:span><text:span text:style-name="T3">0</text:span><text:span text:style-name="T17"> (calculated in part c) in the Expansion table:</text:span></text:p>
      <text:p text:style-name="Standard"><text:span text:style-name="T17"><text:tab/><text:tab/></text:span><text:span text:style-name="T18">1000 0101 1110 1010 1010 1010 1000 0101 1110 1010 1010 1010</text:span></text:p>
      <text:p text:style-name="P13"><text:tab/></text:p>
      <text:p text:style-name="P9"><text:span text:style-name="T19"><text:tab/></text:span><text:span text:style-name="T35">D:</text:span><text:span text:style-name="T18"><text:tab/><text:tab/>1000 0101 1110 1010 1010 1010 1000 0101 1110 1010 1010 1010</text:span></text:p>
      <text:p text:style-name="P9"><text:span text:style-name="T18"><text:tab/><text:tab/>⊕<text:tab/></text:span><text:span text:style-name="T17">1111 0100 1111 1101 1001 1000 0110 0100 1011 0110 0101 1010</text:span></text:p>
      <text:p text:style-name="P9"><text:span text:style-name="T17"><text:tab/><text:tab/></text:span><text:span text:style-name="T18">A =</text:span><text:span text:style-name="T17"><text:tab/></text:span><text:span text:style-name="T18">0111 0001 0001 0111 0011 0010 1110 0001 0101 1100 1111 0000</text:span></text:p>
      <text:p text:style-name="P14"/>
      <text:p text:style-name="P9"><text:span text:style-name="T18"><text:tab/></text:span><text:span text:style-name="T35">E:<text:tab/></text:span><text:span text:style-name="T20">011100 010001 011100 110010 111000 010101 110011 110000</text:span></text:p>
      <text:p text:style-name="P9"><text:span text:style-name="T45"><text:tab/><text:tab/></text:span><text:span text:style-name="T46">S</text:span><text:span text:style-name="T11">1</text:span><text:span text:style-name="T46"> <text:s text:c="9"/>S</text:span><text:span text:style-name="T11">2</text:span><text:span text:style-name="T46"> <text:s text:c="8"/>S</text:span><text:span text:style-name="T11">3</text:span><text:span text:style-name="T46"> <text:s text:c="9"/>S</text:span><text:span text:style-name="T11">4</text:span><text:span text:style-name="T46"> <text:s text:c="9"/>S</text:span><text:span text:style-name="T11">5</text:span><text:span text:style-name="T46"> <text:s text:c="8"/>S</text:span><text:span text:style-name="T11">6</text:span><text:span text:style-name="T46"> <text:s text:c="9"/>S</text:span><text:span text:style-name="T11">7</text:span><text:span text:style-name="T46"> <text:s text:c="8"/>S</text:span><text:span text:style-name="T11">8</text:span></text:p>
      <text:p text:style-name="P9"><text:span text:style-name="T46"><text:tab/><text:tab/></text:span><text:span text:style-name="T47">0 <text:s text:c="10"/>12 <text:s text:c="8"/>2 <text:s text:c="10"/>1 <text:s text:c="11"/>6 <text:s text:c="9"/>13 <text:s text:c="8"/>5 <text:s text:c="10"/>0</text:span></text:p>
      <text:p text:style-name="P3"><text:span text:style-name="T39"><text:tab/><text:tab/></text:span><text:span text:style-name="T47">0000 <text:s text:c="5"/>1100 <text:s text:c="2"/>0010 <text:s text:c="5"/>0001 <text:s text:c="5"/>0110 <text:s text:c="3"/>1101 <text:s text:c="5"/>0101 <text:s text:c="4"/>0000</text:span></text:p>
      <text:p text:style-name="P15"/>
      <text:p text:style-name="P3"><text:span text:style-name="T47"><text:tab/></text:span><text:span text:style-name="T36">F:</text:span><text:span text:style-name="T47"> <text:tab/>B = 0000 1100 0010 0001 0110 1101 0101 0000</text:span></text:p>
      <text:p text:style-name="P15"/>
      <text:p text:style-name="P3"><text:span text:style-name="T47"><text:tab/></text:span><text:span text:style-name="T36">G:</text:span><text:span text:style-name="T47"><text:tab/></text:span><text:span text:style-name="T48">P(B)= 1001 0010 0001 1100 0010 0000 1001 1100 1000</text:span></text:p>
      <text:p text:style-name="P16"><text:tab/></text:p>
      <text:p text:style-name="P7"><text:span text:style-name="T48"><text:tab/></text:span><text:span text:style-name="T37">H:<text:tab/><text:tab/></text:span><text:span text:style-name="T48">1001 0010 0001 1100 0010 0000 1001 1100 </text:span></text:p>
      <text:p text:style-name="P7"><text:span text:style-name="T48"><text:tab/><text:tab/></text:span><text:span text:style-name="T45">⊕</text:span><text:span text:style-name="T48"><text:tab/></text:span><text:span text:style-name="T40">0011 0011 1111 <text:s/>1111 0011 </text:span><text:span text:style-name="T48">0</text:span><text:span text:style-name="T40">011 <text:s/>0000 0000</text:span></text:p>
      <text:p text:style-name="P7"><text:span text:style-name="T40"><text:tab/><text:tab/></text:span><text:span text:style-name="T48">R</text:span><text:span text:style-name="T12">1</text:span><text:span text:style-name="T48">=<text:tab/>1010 0001 1110 0011 0001 0011</text:span><text:span text:style-name="T40"> <text:s/></text:span><text:span text:style-name="T48">1001 1100</text:span></text:p>
      <text:p text:style-name="P17"><text:tab/></text:p>
      <text:p text:style-name="P7"><text:span text:style-name="T48"><text:tab/></text:span><text:span text:style-name="T37">I:</text:span><text:span text:style-name="T48"><text:tab/>L</text:span><text:span text:style-name="T12">1 </text:span><text:span text:style-name="T48">= R</text:span><text:span text:style-name="T12">0</text:span><text:span text:style-name="T48">=</text:span><text:span text:style-name="T40">0000 1111 0101 0101 0000 1111 0101 0101</text:span></text:p>
      <text:p text:style-name="P8"><text:span text:style-name="T49"><text:tab/><text:tab/></text:span><text:span text:style-name="T50">ciphertext = IP</text:span><text:span text:style-name="T53">-1</text:span><text:span text:style-name="T50">(R</text:span><text:span text:style-name="T13">1</text:span><text:span text:style-name="T50">L</text:span><text:span text:style-name="T13">1</text:span><text:span text:style-name="T50">)=</text:span></text:p>
      <text:p text:style-name="P8"><text:span text:style-name="T50"><text:tab/><text:tab/></text:span><text:span text:style-name="T51">1111 1110 1001 1100 1010 1011 1000 1001 0010 0111 0101 0000 0011 0010 0101 0001</text:span></text:p>
      <text:p text:style-name="P7"><text:span text:style-name="T40"><text:tab/><text:tab/></text:span><text:span text:style-name="T52">0xFE9CAB8927503251</text:span></text:p>
      <text:p text:style-name="P21"/>
      <text:p text:style-name="P21"/>
      <text:p text:style-name="P21"/>
      <text:p text:style-name="P2"><text:soft-page-break/><text:span text:style-name="T52">P</text:span><text:span text:style-name="T14">roblem 3:</text:span></text:p>
      <text:p text:style-name="P2"><text:span text:style-name="T14"><text:tab/></text:span><text:span text:style-name="T15">maps to 32-bit sting of 1’s for odd number rounds</text:span></text:p>
      <text:p text:style-name="P23"><text:tab/><text:tab/>32-bit string of 0’s for even number rounds</text:p>
      <text:p text:style-name="P19"><text:span text:style-name="T38"><text:tab/></text:span><text:span text:style-name="T21"><text:tab/></text:span><text:span text:style-name="T15">(A ⊕ B) ⊕ C = A ⊕ (B ⊕ C) </text:span></text:p>
      <text:p text:style-name="P24"><text:tab/><text:tab/><text:tab/>A ⊕ A = 0 </text:p>
      <text:p text:style-name="P24"><text:tab/><text:tab/><text:tab/>A ⊕ 0 = A </text:p>
      <text:p text:style-name="P24"><text:tab/><text:tab/><text:tab/>A ⊕ 1 = A</text:p>
      <text:p text:style-name="P2"><text:span text:style-name="T15"><text:tab/></text:span><text:span text:style-name="T14">A:</text:span><text:span text:style-name="T15"><text:tab/>F(</text:span><text:span text:style-name="T22">J,R</text:span><text:span text:style-name="T15">)</text:span></text:p>
      <text:p text:style-name="P2"><text:span text:style-name="T15"><text:tab/><text:tab/></text:span><text:span text:style-name="T22">R← E(R) ; R← R</text:span></text:p>
      <text:p text:style-name="P25"/>
      <text:p text:style-name="P22">Problem 4:</text:p>
      <text:p text:style-name="P20"><text:span text:style-name="T14"><text:tab/></text:span><text:span text:style-name="T15">If two plaintext+cpihetext pairs (P</text:span><text:span text:style-name="T2">1</text:span><text:span text:style-name="T15">, C</text:span><text:span text:style-name="T2">1</text:span><text:span text:style-name="T15">) and (P</text:span><text:span text:style-name="T2">2</text:span><text:span text:style-name="T15">,C</text:span><text:span text:style-name="T2">2</text:span><text:span text:style-name="T15">) are known, <text:s/>and either P</text:span><text:span text:style-name="T2">1 </text:span><text:span text:style-name="T15">= </text:span><text:span text:style-name="T23">P</text:span><text:span text:style-name="T5">2</text:span><text:span text:style-name="T26">,</text:span><text:span text:style-name="T25"> then an attacker can attempt to use all possible keys E</text:span><text:span text:style-name="T7">kn</text:span><text:span text:style-name="T25">(P</text:span><text:span text:style-name="T7">1</text:span><text:span text:style-name="T25">). If some key k</text:span><text:span text:style-name="T7">n</text:span><text:span text:style-name="T25"> happens to match the actual key, k, then the results of our encryption will match C</text:span><text:span text:style-name="T7">1</text:span><text:span text:style-name="T25">. </text:span><text:span text:style-name="T27">However, if k</text:span><text:span text:style-name="T8">n</text:span><text:span text:style-name="T27"> happens to be the compliment of k, </text:span><text:span text:style-name="T25">E</text:span><text:span text:style-name="T4">k</text:span><text:span text:style-name="T25">(P</text:span><text:span text:style-name="T7">1</text:span><text:span text:style-name="T25">) </text:span><text:span text:style-name="T27">= compliment(</text:span><text:span text:style-name="T25">E</text:span><text:span text:style-name="T4">k</text:span><text:span text:style-name="T25">(</text:span><text:span text:style-name="T24">P</text:span><text:span text:style-name="T7">1</text:span><text:span text:style-name="T25">) </text:span><text:span text:style-name="T27">= compliment(</text:span><text:span text:style-name="T25">E</text:span><text:span text:style-name="T6">k</text:span><text:span text:style-name="T25">(P</text:span><text:span text:style-name="T8">2</text:span><text:span text:style-name="T25">)</text:span><text:span text:style-name="T27">) = compliment(C</text:span><text:span text:style-name="T8">2</text:span><text:span text:style-name="T27">), thus, if the compliment value of C</text:span><text:span text:style-name="T8">2</text:span><text:span text:style-name="T27"> is encountered we know the key is likely the compliment of the attempted key just used.</text:span></text:p>
      <text:p text:style-name="P26">Problem 5:</text:p>
      <text:p text:style-name="P27"><text:span text:style-name="T15"><text:tab/></text:span><text:span text:style-name="T28">C</text:span><text:span text:style-name="T9">n</text:span><text:span text:style-name="T28">= C</text:span><text:span text:style-name="T9">n-1</text:span><text:span text:style-name="T28"> ⊕ E</text:span><text:span text:style-name="T9">k</text:span><text:span text:style-name="T28">(P</text:span><text:span text:style-name="T9">n-1</text:span><text:span text:style-name="T28">, K), where C</text:span><text:span text:style-name="T9">-1</text:span><text:span text:style-name="T28"> = IV</text:span></text:p>
      <text:p text:style-name="P27"><text:span text:style-name="T28"><text:tab/>Decrypting will use P</text:span><text:span text:style-name="T9">i</text:span><text:span text:style-name="T28"> = (C</text:span><text:span text:style-name="T9">i-1</text:span><text:span text:style-name="T28"> ⊕ D</text:span><text:span text:style-name="T9">k</text:span><text:span text:style-name="T28">(C</text:span><text:span text:style-name="T9">i</text:span><text:span text:style-name="T28">)), where C</text:span><text:span text:style-name="T9">-1</text:span><text:span text:style-name="T28"> = IV.</text:span></text:p>
      <text:p text:style-name="P27"><text:span text:style-name="T28"><text:tab/>Compared to CBC, this method is </text:span><text:span text:style-name="T29">similar in process, though with the tweak that the cipher text is XOR’d against the message AFTER encryption is applied. This method shares the advantage that errors in the cipher text will only affect the following 2 ciphertext blocks. Known ciphertext attacks could exploit a frequency analysis attack on this unnamed method though, as knowing two consecutive blocks of cipertext, C1 and C2, would make finding the encryption block that came from only plaintext simple, rendering this method as easily broken as EBC</text:span></text:p>
      <text:p text:style-name="P27"><text:span text:style-name="T2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02:21.605596451</meta:creation-date>
    <dc:date>2017-10-12T23:57:17.572733895</dc:date>
    <meta:editing-duration>PT1H4M13S</meta:editing-duration>
    <meta:editing-cycles>7</meta:editing-cycles>
    <meta:generator>LibreOffice/5.1.6.2$Linux_X86_64 LibreOffice_project/10m0$Build-2</meta:generator>
    <meta:document-statistic meta:table-count="0" meta:image-count="0" meta:object-count="0" meta:page-count="2" meta:paragraph-count="52" meta:word-count="615" meta:character-count="3357" meta:non-whitespace-character-count="2549"/>
  </office:meta>
</office:document-meta>
</file>